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896" officeooo:paragraph-rsid="00051896"/>
    </style:style>
    <style:style style:name="P2" style:family="paragraph" style:parent-style-name="Standard">
      <style:text-properties officeooo:rsid="00061d85" officeooo:paragraph-rsid="00061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back. In this video we will be discussing the last type of iterator, the random access iterator. </text:p>
      <text:p text:style-name="P1"/>
      <text:p text:style-name="P1">Random-access iterators are iterators that can be used to access elements at an arbitrary offset position relative to the element they point to, offering the same functionality as pointers. Random-access iterators are the most complete iterators in terms of functionality. All pointer types are also valid random-access iterators.</text:p>
      <text:p text:style-name="P1"/>
      <text:p text:style-name="P2">So what do we need to do to make a random access iterator? Well it must satisfy the bidirectional iterator requirements. Additionally it must be able to handle arbitrary numeric offsets in constant time. <text:s/>This constant time requirement is important, because it prevents someone from writing a class that appears to be random access, but is actually sequentially scrolling through the elements on the back-end, which may perform very badly depending on the size of the collection. </text:p>
      <text:p text:style-name="P2"/>
      <text:p text:style-name="P2">Lets take a look at some code</text:p>
      <text:p text:style-name="P2"/>
      <text:p text:style-name="P2">&lt;code example&gt;</text:p>
      <text:p text:style-name="P2"/>
      <text:p text:style-name="P2">In the next video, we are going to look at some Auxiliary iterator functions that we have availab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6:30:20.823085670</meta:creation-date>
    <dc:date>2019-02-09T16:43:28.974636332</dc:date>
    <meta:editing-duration>PT13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70" meta:character-count="1059" meta:non-whitespace-character-count="891"/>
  </office:meta>
</office:document-meta>
</file>